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9cm" fo:margin-left="-0.263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4.7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7.279cm" fo:margin-left="-0.263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4.7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7.279cm" fo:margin-left="-0.263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4.7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2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none" fo:country="none" style:font-size-asian="10pt" style:language-asian="none" style:country-asian="none"/>
    </style:style>
    <style:style style:name="P3" style:family="paragraph" style:parent-style-name="Основной_20_текст_20_с_20_отступом_20_2">
      <style:paragraph-properties fo:margin-left="0cm" fo:margin-right="0cm" fo:text-align="end" style:justify-single-word="false" fo:orphans="2" fo:widows="2" fo:text-indent="0cm" style:auto-text-indent="false"/>
      <style:text-properties fo:font-size="10pt" fo:language="ru" fo:country="RU" style:font-size-asian="10pt"/>
    </style:style>
    <style:style style:name="P4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ru" fo:country="RU" style:font-size-asian="10pt"/>
    </style:style>
    <style:style style:name="P5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</style:style>
    <style:style style:name="P6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8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9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P11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language="ru" fo:country="RU"/>
    </style:style>
    <style:style style:name="P12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8pt" fo:language="ru" fo:country="RU" fo:font-weight="bold" style:font-size-asian="8pt" style:font-weight-asian="bold" style:font-size-complex="8pt"/>
    </style:style>
    <style:style style:name="P13" style:family="paragraph" style:parent-style-name="Основной_20_текст_20_с_20_отступом_20_2" style:master-page-name="Standard">
      <style:paragraph-properties fo:margin-left="0cm" fo:margin-right="0cm" fo:text-align="end" style:justify-single-word="false" fo:orphans="2" fo:widows="2" fo:text-indent="0cm" style:auto-text-indent="false" style:page-number="auto"/>
      <style:text-properties fo:font-size="10pt" style:font-size-asian="10pt"/>
    </style:style>
    <style:style style:name="P14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5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16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17" style:family="paragraph" style:parent-style-name="Основной_20_текст_20_с_20_отступом_20_2" style:list-style-name="WW8Num1">
      <style:paragraph-properties fo:margin-left="0cm" fo:margin-right="0cm" fo:orphans="2" fo:widows="2" fo:text-indent="0cm" style:auto-text-indent="false">
        <style:tab-stops>
          <style:tab-stop style:position="-4.366cm"/>
        </style:tab-stops>
      </style:paragraph-properties>
      <style:text-properties fo:font-size="10pt" style:font-size-asian="10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4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Б Ю Л Л Е Т Е Н Ь</text:p>
      <text:p text:style-name="P5"><text:span text:style-name="T1">к заседанию диссертационного совета </text:span><text:span text:style-name="T3">ПДС 0200.005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Фамилия, имя, отчество соискателя</text:p>
          </table:table-cell>
          <table:table-cell table:style-name="Table1.A1" office:value-type="string">
            <text:p text:style-name="P11">Достоин </text:p>
            <text:p text:style-name="P11">ученой степени</text:p>
          </table:table-cell>
          <table:table-cell table:style-name="Table1.C1" office:value-type="string">
            <text:p text:style-name="P11">Результаты голосования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4">___ФИО_в_именительном_падеже___</text:p>
          </table:table-cell>
          <table:table-cell table:style-name="Table1.A1" office:value-type="string">
            <text:p text:style-name="P8">кандидат физико-математических наук</text:p>
          </table:table-cell>
          <table:table-cell table:style-name="Table1.C1" office:value-type="string">
            <text:p text:style-name="P9"/>
            <text:p text:style-name="P8">Да</text:p>
            <text:p text:style-name="P12"/>
            <text:p text:style-name="P8">Нет </text:p>
          </table:table-cell>
        </table:table-row>
      </table:table>
      <text:p text:style-name="P1">Примечания:</text:p>
      <text:list xml:id="list2150850939" text:style-name="WW8Num1">
        <text:list-item>
          <text:p text:style-name="P17">В графе «Достоин ученой степени» указывается ученая степень и отрасль науки.</text:p>
        </text:list-item>
        <text:list-item>
          <text:p text:style-name="P17">Бюллетени не подписываются. В графе «Результаты голосования» вычеркнуть ненужное.</text:p>
        </text:list-item>
        <text:list-item>
          <text:p text:style-name="P17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0" draw:style-name="gr1" draw:text-style-name="P18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ПДС 0200.005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Фамилия, имя, отчество соискателя</text:p>
          </table:table-cell>
          <table:table-cell table:style-name="Table2.A1" office:value-type="string">
            <text:p text:style-name="P11">Достоин </text:p>
            <text:p text:style-name="P11">ученой степени</text:p>
          </table:table-cell>
          <table:table-cell table:style-name="Table2.C1" office:value-type="string">
            <text:p text:style-name="P11">Результаты голосования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14">___ФИО_в_именительном_падеже___</text:p>
          </table:table-cell>
          <table:table-cell table:style-name="Table2.A1" office:value-type="string">
            <text:p text:style-name="P8">кандидат физико-математических наук</text:p>
          </table:table-cell>
          <table:table-cell table:style-name="Table2.C1" office:value-type="string">
            <text:p text:style-name="P9"/>
            <text:p text:style-name="P8">Да</text:p>
            <text:p text:style-name="P12"/>
            <text:p text:style-name="P8">Нет </text:p>
          </table:table-cell>
        </table:table-row>
      </table:table>
      <text:p text:style-name="P1">Примечания:</text:p>
      <text:list xml:id="list150355930795911" text:continue-numbering="true" text:style-name="WW8Num1">
        <text:list-item>
          <text:p text:style-name="P17">В графе «Достоин ученой степени» указывается ученая степень и отрасль науки.</text:p>
        </text:list-item>
        <text:list-item>
          <text:p text:style-name="P17">Бюллетени не подписываются. В графе «Результаты голосования» вычеркнуть ненужное.</text:p>
        </text:list-item>
        <text:list-item>
          <text:p text:style-name="P17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1" draw:style-name="gr1" draw:text-style-name="P18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ПДС 0200.005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Фамилия, имя, отчество соискателя</text:p>
          </table:table-cell>
          <table:table-cell table:style-name="Table3.A1" office:value-type="string">
            <text:p text:style-name="P11">Достоин </text:p>
            <text:p text:style-name="P11">ученой степени</text:p>
          </table:table-cell>
          <table:table-cell table:style-name="Table3.C1" office:value-type="string">
            <text:p text:style-name="P11">Результаты голосования</text:p>
          </table:table-cell>
        </table:table-row>
        <table:table-row table:style-name="Table3.1">
          <table:table-cell table:style-name="Table3.A1" office:value-type="string">
            <text:p text:style-name="P10"/>
            <text:p text:style-name="P14">___ФИО_в_именительном_падеже___</text:p>
          </table:table-cell>
          <table:table-cell table:style-name="Table3.A1" office:value-type="string">
            <text:p text:style-name="P8">кандидат физико-математических наук</text:p>
          </table:table-cell>
          <table:table-cell table:style-name="Table3.C1" office:value-type="string">
            <text:p text:style-name="P9"/>
            <text:p text:style-name="P8">Да</text:p>
            <text:p text:style-name="P12"/>
            <text:p text:style-name="P8">Нет </text:p>
          </table:table-cell>
        </table:table-row>
      </table:table>
      <text:p text:style-name="P1">Примечания:</text:p>
      <text:list xml:id="list150355663365304" text:continue-numbering="true" text:style-name="WW8Num1">
        <text:list-item>
          <text:p text:style-name="P17">В графе «Достоин ученой степени» указывается ученая степень и отрасль науки.</text:p>
        </text:list-item>
        <text:list-item>
          <text:p text:style-name="P17">Бюллетени не подписываются. В графе «Результаты голосования» вычеркнуть ненужное.</text:p>
        </text:list-item>
        <text:list-item>
          <text:p text:style-name="P17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2" draw:style-name="gr1" draw:text-style-name="P18" svg:x1="0.536cm" svg:y1="0.125cm" svg:x2="17.681cm" svg:y2="0.125cm"><text:p/></draw:line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6.502cm" fo:margin-right="0cm" fo:text-align="justify" style:justify-single-word="false" fo:orphans="0" fo:widows="0" fo:text-indent="1.501cm" style:auto-text-indent="false"/>
      <style:text-properties fo:font-size="12pt" fo:language="none" fo:country="non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1cm" fo:margin-left="2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37:00</meta:creation-date>
    <dc:date>2025-10-18T15:03:53.706175451</dc:date>
    <meta:editing-cycles>6</meta:editing-cycles>
    <meta:editing-duration>PT4M57S</meta:editing-duration>
    <meta:generator>LibreOffice/6.0.7.3$Linux_X86_64 LibreOffice_project/dc89aa7a9eabfd848af146d5086077aeed2ae4a5</meta:generator>
    <meta:document-statistic meta:table-count="3" meta:image-count="0" meta:object-count="0" meta:page-count="1" meta:paragraph-count="48" meta:word-count="216" meta:character-count="1563" meta:non-whitespace-character-count="1362"/>
  </office:meta>
</office:document-meta>
</file>